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officeooo:rsid="00680088" officeooo:paragraph-rsid="005a29f2"/>
    </style:style>
    <style:style style:name="P10" style:family="paragraph" style:parent-style-name="Standard">
      <style:text-properties style:font-name="DejaVu Sans Condensed" officeooo:rsid="005a29f2" officeooo:paragraph-rsid="005a29f2"/>
    </style:style>
    <style:style style:name="P11" style:family="paragraph" style:parent-style-name="Standard">
      <style:text-properties style:font-name="DejaVu Sans Condensed" officeooo:rsid="005b8d1d" officeooo:paragraph-rsid="005b8d1d"/>
    </style:style>
    <style:style style:name="P12" style:family="paragraph" style:parent-style-name="Standard">
      <style:text-properties style:font-name="DejaVu Sans Condensed" officeooo:rsid="0061e2da" officeooo:paragraph-rsid="0061e2da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4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35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paragraph-rsid="001c0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8b01" style:font-weight-asian="bold" style:font-weight-complex="bold"/>
    </style:style>
    <style:style style:name="T3" style:family="text">
      <style:text-properties fo:font-weight="bold" officeooo:rsid="0049207d" style:font-weight-asian="bold" style:font-weight-complex="bold"/>
    </style:style>
    <style:style style:name="T4" style:family="text">
      <style:text-properties fo:font-weight="bold" officeooo:rsid="0058506b" style:font-weight-asian="bold" style:font-weight-complex="bold"/>
    </style:style>
    <style:style style:name="T5" style:family="text">
      <style:text-properties fo:font-weight="bold" officeooo:rsid="002fddd4" style:font-weight-asian="bold" style:font-weight-complex="bold"/>
    </style:style>
    <style:style style:name="T6" style:family="text">
      <style:text-properties fo:font-weight="bold" officeooo:rsid="00455015" style:font-weight-asian="bold" style:font-weight-complex="bold"/>
    </style:style>
    <style:style style:name="T7" style:family="text">
      <style:text-properties fo:font-weight="bold" officeooo:rsid="006168d5" style:font-weight-asian="bold" style:font-weight-complex="bold"/>
    </style:style>
    <style:style style:name="T8" style:family="text">
      <style:text-properties fo:font-weight="bold" officeooo:rsid="0063a5fa" style:font-weight-asian="bold" style:font-weight-complex="bold"/>
    </style:style>
    <style:style style:name="T9" style:family="text">
      <style:text-properties fo:font-weight="bold" officeooo:rsid="00613230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officeooo:rsid="00360c3e"/>
    </style:style>
    <style:style style:name="T15" style:family="text">
      <style:text-properties style:text-line-through-style="none" style:text-line-through-type="none" officeooo:rsid="00369b42"/>
    </style:style>
    <style:style style:name="T16" style:family="text">
      <style:text-properties style:text-line-through-style="none" style:text-line-through-type="none" officeooo:rsid="00148c7a"/>
    </style:style>
    <style:style style:name="T17" style:family="text">
      <style:text-properties officeooo:rsid="00369b42"/>
    </style:style>
    <style:style style:name="T18" style:family="text">
      <style:text-properties officeooo:rsid="002c9b7e"/>
    </style:style>
    <style:style style:name="T19" style:family="text">
      <style:text-properties officeooo:rsid="00597c47"/>
    </style:style>
    <style:style style:name="T20" style:family="text">
      <style:text-properties officeooo:rsid="005a29f2"/>
    </style:style>
    <style:style style:name="T21" style:family="text">
      <style:text-properties officeooo:rsid="0057e4e3"/>
    </style:style>
    <style:style style:name="T22" style:family="text">
      <style:text-properties officeooo:rsid="0059d9bd"/>
    </style:style>
    <style:style style:name="T23" style:family="text">
      <style:text-properties officeooo:rsid="00613230"/>
    </style:style>
    <style:style style:name="T24" style:family="text">
      <style:text-properties officeooo:rsid="006168d5"/>
    </style:style>
    <style:style style:name="T25" style:family="text">
      <style:text-properties officeooo:rsid="0061e2da"/>
    </style:style>
    <style:style style:name="T26" style:family="text">
      <style:text-properties officeooo:rsid="0063a5fa"/>
    </style:style>
    <style:style style:name="T27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3" style:family="text">
      <style:text-properties officeooo:rsid="006413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7">3</text:span><text:span text:style-name="T28">0</text:span><text:span text:style-name="T29">3</text:span><text:span text:style-name="T30"> - </text:span><text:span text:style-name="T31">Flight - </text:span><text:span text:style-name="T32">Radios, Countermeasures</text:span></text:p>
      <text:p text:style-name="P7"/>
      <text:p text:style-name="P8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1632514388560">
          <table:table-cell table:style-name="Table2.A1" office:value-type="string">
            <text:p text:style-name="P1"><text:span text:style-name="T12">COM</text:span><text:span text:style-name="T13">1</text:span></text:p>
          </table:table-cell>
          <table:table-cell table:style-name="Table2.A1" office:value-type="string">
            <text:p text:style-name="P14">ARC-<text:span text:style-name="T20">186(V)</text:span></text:p>
          </table:table-cell>
          <table:table-cell table:style-name="Table2.A1" office:value-type="string">
            <text:p text:style-name="P17"><text:span text:style-name="T22">V</text:span>HF</text:p>
          </table:table-cell>
          <table:table-cell table:style-name="Table2.A1" office:value-type="string">
            <text:p text:style-name="P15"><text:span text:style-name="T20">36</text:span>.000 <text:span text:style-name="T21">to</text:span> <text:span text:style-name="T20">76</text:span>.<text:span text:style-name="T20">000</text:span> MHz</text:p>
          </table:table-cell>
          <table:table-cell table:style-name="Table2.A1" office:value-type="string">
            <text:p text:style-name="P9">AM</text:p>
          </table:table-cell>
          <table:table-cell table:style-name="Table2.A1" office:value-type="string">
            <text:p text:style-name="P11">Aft radio in stack</text:p>
          </table:table-cell>
          <table:table-cell table:style-name="Table2.G1" office:value-type="string">
            <text:p text:style-name="P12">Comms hat up</text:p>
          </table:table-cell>
        </table:table-row>
        <table:table-row table:style-name="TableLine1632514383392">
          <table:table-cell table:style-name="Table2.A2" office:value-type="string">
            <text:p text:style-name="P13">COM<text:span text:style-name="T25">2</text:span></text:p>
          </table:table-cell>
          <table:table-cell table:style-name="Table2.A2" office:value-type="string">
            <text:p text:style-name="P14">ARC-164</text:p>
          </table:table-cell>
          <table:table-cell table:style-name="Table2.A2" office:value-type="string">
            <text:p text:style-name="P1"><text:span text:style-name="T10">U</text:span><text:span text:style-name="T11">HF</text:span></text:p>
          </table:table-cell>
          <table:table-cell table:style-name="Table2.A2" office:value-type="string">
            <text:p text:style-name="P15">225.000 <text:span text:style-name="T21">to</text:span> 399.975 MHz</text:p>
          </table:table-cell>
          <table:table-cell table:style-name="Table2.A2" office:value-type="string">
            <text:p text:style-name="P16">AM</text:p>
          </table:table-cell>
          <table:table-cell table:style-name="Table2.A2" office:value-type="string">
            <text:p text:style-name="P19">Middle radio in stack</text:p>
          </table:table-cell>
          <table:table-cell table:style-name="Table2.G2" office:value-type="string">
            <text:p text:style-name="P20">Comms hat down</text:p>
          </table:table-cell>
        </table:table-row>
        <table:table-row table:style-name="TableLine1632514396448">
          <table:table-cell table:style-name="Table2.A2" office:value-type="string">
            <text:p text:style-name="P18">COM<text:span text:style-name="T25">3</text:span></text:p>
          </table:table-cell>
          <table:table-cell table:style-name="Table2.A2" office:value-type="string">
            <text:p text:style-name="P14">ARC-<text:span text:style-name="T20">186(V)</text:span></text:p>
          </table:table-cell>
          <table:table-cell table:style-name="Table2.A2" office:value-type="string">
            <text:p text:style-name="P17"><text:span text:style-name="T22">V</text:span>HF</text:p>
          </table:table-cell>
          <table:table-cell table:style-name="Table2.A2" office:value-type="string">
            <text:p text:style-name="P15"><text:span text:style-name="T20">116</text:span>.000 <text:span text:style-name="T21">to</text:span> <text:span text:style-name="T20">151</text:span>.<text:span text:style-name="T20">975</text:span> MHz</text:p>
          </table:table-cell>
          <table:table-cell table:style-name="Table2.A2" office:value-type="string">
            <text:p text:style-name="P10">FM</text:p>
          </table:table-cell>
          <table:table-cell table:style-name="Table2.A2" office:value-type="string">
            <text:p text:style-name="P11">Forward radio in stack</text:p>
          </table:table-cell>
          <table:table-cell table:style-name="Table2.G2" office:value-type="string">
            <text:p text:style-name="P12">Comms hat forward</text:p>
          </table:table-cell>
        </table:table-row>
      </table:table>
      <text:p text:style-name="P4">Powering on:</text:p>
      <text:list xml:id="list2660728999" text:style-name="L1">
        <text:list-item>
          <text:p text:style-name="P23">Set Selector knob to TR (ARC-186(V) or MAIN or BOTH (ARC-164).</text:p>
        </text:list-item>
      </text:list>
      <text:p text:style-name="P3">Using manual frequencies:</text:p>
      <text:list xml:id="list3994131375" text:style-name="L2">
        <text:list-item>
          <text:p text:style-name="P24">Set Selector knob to MAN (ARC-186(V)) or MNL (ARC-164).</text:p>
        </text:list-item>
        <text:list-item>
          <text:p text:style-name="P28">Set frequency with tuning knobs.</text:p>
        </text:list-item>
      </text:list>
      <text:p text:style-name="P3">Using preset frequencies:</text:p>
      <text:list xml:id="list3144075511" text:style-name="L3">
        <text:list-item>
          <text:p text:style-name="P25">Set Selector knob to PRE (ARC-186(V)) or PRESET (ARC-164).</text:p>
        </text:list-item>
        <text:list-item>
          <text:p text:style-name="P25">Select preset channel with toothed wheel (ARC-186(V)) or knob (ARC-164).</text:p>
        </text:list-item>
      </text:list>
      <text:p text:style-name="P3">Changing preset frequencies:</text:p>
      <text:list xml:id="list3502250516" text:style-name="L4">
        <text:list-item>
          <text:p text:style-name="P26">Set frequency with tuning knobs.</text:p>
        </text:list-item>
        <text:list-item>
          <text:p text:style-name="P27">Select preset channel you want to save this frequency to.</text:p>
        </text:list-item>
        <text:list-item>
          <text:p text:style-name="P26">Press LOAD button (on ARC-164, LOAD button is under the white-labeled flip-up panel).</text:p>
        </text:list-item>
      </text:list>
      <text:p text:style-name="P2"/>
      <text:p text:style-name="P8">Countermeasures<text:span text:style-name="T20"> -- WIP needs verification</text:span></text:p>
      <text:list xml:id="list2048727652" text:style-name="L5">
        <text:list-item>
          <text:p text:style-name="P29">Countermeasures Hat controls:</text:p>
          <text:list>
            <text:list-item>
              <text:p text:style-name="P34">F: 6 Chaff</text:p>
            </text:list-item>
            <text:list-item>
              <text:p text:style-name="P34">B: 6 Flares</text:p>
            </text:list-item>
            <text:list-item>
              <text:p text:style-name="P33"><text:span text:style-name="T14">U: 1 Flare</text:span><text:span text:style-name="T15"><text:tab/><text:tab/><text:tab/><text:tab/></text:span><text:span text:style-name="T16">L</text:span><text:span text:style-name="T14">-U: Next program</text:span></text:p>
            </text:list-item>
            <text:list-item>
              <text:p text:style-name="P33"><text:span text:style-name="T14">D: 1 Chaf</text:span><text:span text:style-name="T15">f<text:tab/><text:tab/><text:tab/><text:tab/></text:span><text:span text:style-name="T14">L-D</text:span><text:span text:style-name="T16">: </text:span><text:span text:style-name="T14">Previous program</text:span></text:p>
            </text:list-item>
            <text:list-item>
              <text:p text:style-name="P34">P: Toggle selected program<text:span text:style-name="T17"><text:tab/></text:span>L-<text:span text:style-name="T18">P: Toggle ECM</text:span></text:p>
            </text:list-item>
          </text:list>
        </text:list-item>
        <text:list-item>
          <text:p text:style-name="P35">Current CM program is shown on the display under the HUD, the letter A-M on the left under CHAFF.</text:p>
        </text:list-item>
        <text:list-item>
          <text:p text:style-name="P35">The CM mode (STBY, MAN, SEMI, AUTO) is shown with the letter under FLARE.</text:p>
        </text:list-item>
        <text:list-item>
          <text:p text:style-name="P35">Change CM program with CM Hat up long or CM Hat down long, or faster by using the NXT rocker switch on the CM panel (left console inboard forward).</text:p>
        </text:list-item>
        <text:list-item>
          <text:p text:style-name="P35">When you change programs, the CM<text:span text:style-name="T24">SP</text:span> panel will briefly show the settings for the selected program.</text:p>
        </text:list-item>
        <text:list-item>
          <text:p text:style-name="P35">ECM jammer mode is shown on the front panel as AIR, SAM1, SAM2, or AAA. <text:s/>Change with the arrow button next to it.</text:p>
          <text:list>
            <text:list-item>
              <text:p text:style-name="P35"><text:bookmark text:name="page409R_mcid13"/>AIR<text:bookmark text:name="page409R_mcid15"/><text:span text:style-name="T19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5"><text:bookmark text:name="page409R_mcid24"/>SAM<text:bookmark text:name="page409R_mcid25"/>1<text:bookmark text:name="page409R_mcid27"/><text:span text:style-name="T19"> -</text:span> single-digit SAMs<text:span text:style-name="T19">: SA-2,</text:span> SA<text:bookmark text:name="page409R_mcid36"/>-<text:bookmark text:name="page409R_mcid37"/>3<text:bookmark text:name="page409R_mcid38"/>,<text:bookmark text:name="page409R_mcid39"/> <text:span text:style-name="T19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5"><text:bookmark text:name="page409R_mcid47"/>SAM<text:bookmark text:name="page409R_mcid48"/>2<text:bookmark text:name="page409R_mcid50"/><text:span text:style-name="T19"> -</text:span> double-digit SAMs<text:span text:style-name="T19">:</text:span><text:bookmark text:name="page409R_mcid57"/> <text:span text:style-name="T19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5"><text:bookmark text:name="page409R_mcid77"/>AAA<text:bookmark text:name="page409R_mcid79"/><text:span text:style-name="T19"> -</text:span> <text:span text:style-name="T19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9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632514393456">
          <table:table-cell table:style-name="Table1.A1" office:value-type="string">
            <text:p text:style-name="P21">Prog</text:p>
          </table:table-cell>
          <table:table-cell table:style-name="Table1.A1" office:value-type="string">
            <text:p text:style-name="P21">Ch</text:p>
          </table:table-cell>
          <table:table-cell table:style-name="Table1.A1" office:value-type="string">
            <text:p text:style-name="P21">Fl</text:p>
          </table:table-cell>
          <table:table-cell table:style-name="Table1.A1" office:value-type="string">
            <text:p text:style-name="P21">Int</text:p>
          </table:table-cell>
          <table:table-cell table:style-name="Table1.E1" office:value-type="string">
            <text:p text:style-name="P21">Cycle</text:p>
          </table:table-cell>
        </table:table-row>
        <table:table-row table:style-name="TableLine1632514381488">
          <table:table-cell table:style-name="Table1.A2" office:value-type="string">
            <text:p text:style-name="P22">A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399712">
          <table:table-cell table:style-name="Table1.A2" office:value-type="string">
            <text:p text:style-name="P22">B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.5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415216">
          <table:table-cell table:style-name="Table1.A2" office:value-type="string">
            <text:p text:style-name="P22">C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400528">
          <table:table-cell table:style-name="Table1.A2" office:value-type="string">
            <text:p text:style-name="P22">D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398352">
          <table:table-cell table:style-name="Table1.A2" office:value-type="string">
            <text:p text:style-name="P22">E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0.5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404880">
          <table:table-cell table:style-name="Table1.A2" office:value-type="string">
            <text:p text:style-name="P22">F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408688">
          <table:table-cell table:style-name="Table1.A2" office:value-type="string">
            <text:p text:style-name="P22">G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0.5</text:p>
          </table:table-cell>
          <table:table-cell table:style-name="Table1.E2" office:value-type="string">
            <text:p text:style-name="P22">10</text:p>
          </table:table-cell>
        </table:table-row>
        <table:table-row table:style-name="TableLine1632514401344">
          <table:table-cell table:style-name="Table1.A2" office:value-type="string">
            <text:p text:style-name="P22">H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</text:p>
          </table:table-cell>
        </table:table-row>
        <table:table-row table:style-name="TableLine1632514410048">
          <table:table-cell table:style-name="Table1.A2" office:value-type="string">
            <text:p text:style-name="P22">I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</text:p>
          </table:table-cell>
        </table:table-row>
        <table:table-row table:style-name="TableLine1632514414400">
          <table:table-cell table:style-name="Table1.A2" office:value-type="string">
            <text:p text:style-name="P22">J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</text:p>
          </table:table-cell>
        </table:table-row>
        <table:table-row table:style-name="TableLine1632514402432">
          <table:table-cell table:style-name="Table1.A2" office:value-type="string">
            <text:p text:style-name="P22">K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1</text:p>
          </table:table-cell>
        </table:table-row>
        <table:table-row table:style-name="TableLine1632514408960">
          <table:table-cell table:style-name="Table1.A2" office:value-type="string">
            <text:p text:style-name="P22">L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20</text:p>
          </table:table-cell>
        </table:table-row>
        <table:table-row table:style-name="TableLine1632514413856">
          <table:table-cell table:style-name="Table1.A2" office:value-type="string">
            <text:p text:style-name="P22">M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E2" office:value-type="string">
            <text:p text:style-name="P22">20</text:p>
          </table:table-cell>
        </table:table-row>
      </table:table>
      <text:p text:style-name="P6">Change program settings: -- WIP but should be basically accurate</text:p>
      <text:list xml:id="list2021700177" text:style-name="L6">
        <text:list-item>
          <text:p text:style-name="P30">Select a program<text:span text:style-name="T26"> with </text:span><text:span text:style-name="T8">CMSP panel</text:span><text:span text:style-name="T26"> (right console inboard forward) </text:span><text:span text:style-name="T8">NXT rocker switch</text:span><text:span text:style-name="T26"> (</text:span><text:span text:style-name="T8">Top Hat Ring forward/back</text:span><text:span text:style-name="T26">) or </text:span><text:span text:style-name="T8">CM Hat forward long/back long</text:span><text:span text:style-name="T26">.</text:span></text:p>
        </text:list-item>
      </text:list>
      <text:list xml:id="list2337694149" text:style-name="L7">
        <text:list-item>
          <text:list>
            <text:list-item>
              <text:p text:style-name="P32">Selected program is shown in CMSC (under HUD) as the letter under CHAFF.</text:p>
            </text:list-item>
          </text:list>
        </text:list-item>
      </text:list>
      <text:list xml:id="list83306937950262" text:continue-list="list2021700177" text:style-name="L6">
        <text:list-item>
          <text:p text:style-name="P30"><text:span text:style-name="T24">On the </text:span><text:span text:style-name="T7">CMSP panel</text:span><text:span text:style-name="T24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1">Press the <text:span text:style-name="T1">^ arrow</text:span> button below any setting to change it, then use the <text:span text:style-name="T1">NXT rocker switch</text:span><text:span text:style-name="T23"> (</text:span><text:span text:style-name="T9">Top Hat Ring forward/back</text:span><text:span text:style-name="T23">)</text:span> to incr<text:span text:style-name="T26">ease</text:span>/decr<text:span text:style-name="T26">ease</text:span> the value.</text:p>
        </text:list-item>
        <text:list-item>
          <text:p text:style-name="P31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08:33:05.337000000</dc:date>
    <meta:editing-duration>PT9H16M53S</meta:editing-duration>
    <meta:editing-cycles>71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128" meta:word-count="496" meta:character-count="2459" meta:non-whitespace-character-count="2112"/>
  </office:meta>
</office:document-meta>
</file>